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ca28" officeooo:paragraph-rsid="000e4405" style:font-weight-asian="bold" style:font-weight-complex="bold"/>
    </style:style>
    <style:style style:name="P2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0e440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9ca28" officeooo:paragraph-rsid="000e440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normal" officeooo:rsid="0019ca28" officeooo:paragraph-rsid="000e440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0f826f" officeooo:paragraph-rsid="000f826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0fae8e" officeooo:paragraph-rsid="000fae8e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line-height="115%" fo:text-align="justify" style:justify-single-word="false"/>
      <style:text-properties fo:font-size="12pt" style:text-underline-style="none" fo:font-weight="normal" officeooo:rsid="000fae8e" officeooo:paragraph-rsid="000fae8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0e440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ca28" officeooo:paragraph-rsid="000e440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style:text-underline-style="none" fo:font-weight="bold" officeooo:rsid="0019ca28" officeooo:paragraph-rsid="000e440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style:text-underline-style="none" fo:font-weight="bold" officeooo:rsid="0019ca28" officeooo:paragraph-rsid="000e440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0e4405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5b95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5b95c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c6657" officeooo:paragraph-rsid="0015b95c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2116eb" officeooo:paragraph-rsid="0015b95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136f3" officeooo:paragraph-rsid="001136f3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136f3" officeooo:paragraph-rsid="001136f3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136f3" officeooo:paragraph-rsid="0011f33e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1f33e" officeooo:paragraph-rsid="0011f33e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224da" officeooo:paragraph-rsid="001224d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5b95c" officeooo:paragraph-rsid="001712e2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712e2" officeooo:paragraph-rsid="001712e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bold" officeooo:rsid="0019ca28" officeooo:paragraph-rsid="000e4405" style:font-size-asian="12pt" style:font-weight-asian="bold" style:font-size-complex="12pt" style:font-weight-complex="bold"/>
    </style:style>
    <style:style style:name="T1" style:family="text">
      <style:text-properties officeooo:rsid="0028e340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b5304" style:font-name-asian="Liberation Serif1" style:font-name-complex="Liberation Serif1"/>
    </style:style>
    <style:style style:name="T4" style:family="text">
      <style:text-properties style:font-name="Liberation Serif1" officeooo:rsid="001c6657" style:font-name-asian="Liberation Serif1" style:font-name-complex="Liberation Serif1"/>
    </style:style>
    <style:style style:name="T5" style:family="text">
      <style:text-properties style:font-name="Liberation Serif1" officeooo:rsid="0015b95c" style:font-name-asian="Liberation Serif1" style:font-name-complex="Liberation Serif1"/>
    </style:style>
    <style:style style:name="T6" style:family="text">
      <style:text-properties style:font-name="Liberation Serif1" officeooo:rsid="001712e2" style:font-name-asian="Liberation Serif1" style:font-name-complex="Liberation Serif1"/>
    </style:style>
    <style:style style:name="T7" style:family="text">
      <style:text-properties style:font-name="Liberation Serif1" officeooo:rsid="0019c2c7" style:font-name-asian="Liberation Serif1" style:font-name-complex="Liberation Serif1"/>
    </style:style>
    <style:style style:name="T8" style:family="text">
      <style:text-properties style:font-name="Liberation Serif1" officeooo:rsid="001b9c1c" style:font-name-asian="Liberation Serif1" style:font-name-complex="Liberation Serif1"/>
    </style:style>
    <style:style style:name="T9" style:family="text">
      <style:text-properties officeooo:rsid="002717d6"/>
    </style:style>
    <style:style style:name="T10" style:family="text">
      <style:text-properties officeooo:rsid="002acb81"/>
    </style:style>
    <style:style style:name="T11" style:family="text">
      <style:text-properties officeooo:rsid="000e4405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Liberation Serif1" style:font-name-asian="Liberation Serif1" style:font-name-complex="Liberation Serif1"/>
    </style:style>
    <style:style style:name="T15" style:family="text">
      <style:text-properties style:font-name="Liberation Serif" style:font-name-asian="Noto Sans CJK SC Regular" style:font-name-complex="FreeSans"/>
    </style:style>
    <style:style style:name="T16" style:family="text">
      <style:text-properties officeooo:rsid="0011f33e"/>
    </style:style>
    <style:style style:name="T17" style:family="text">
      <style:text-properties officeooo:rsid="0015b9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1">3</text:span>. <text:span text:style-name="T11">Embotelladora</text:span></text:p>
      <text:p text:style-name="P1"/>
      <text:p text:style-name="P1"/>
      <text:p text:style-name="P10">1. Identificar el Software Under Test</text:p>
      <text:p text:style-name="P5">método calculaBotellasPequenas() de la clase Embotelladora.</text:p>
      <text:p text:style-name="P3"/>
      <text:p text:style-name="P10">2. Identificar los parámetros del SUT</text:p>
      <text:p text:style-name="P6">int pequenas, int grandes, int total</text:p>
      <text:list xml:id="list952448674179175840" text:style-name="L4">
        <text:list-item>
          <text:p text:style-name="P7">pequenas <text:span text:style-name="T2">→</text:span><text:span text:style-name="T15"> número de botellas disponibles en el almacén de 1L.</text:span></text:p>
        </text:list-item>
        <text:list-item>
          <text:p text:style-name="P7"><text:span text:style-name="T15">grandes </text:span><text:span text:style-name="T2">→ número de botellas disponibles en el almacén de 5L.</text:span></text:p>
        </text:list-item>
        <text:list-item>
          <text:p text:style-name="P7"><text:span text:style-name="T2">total → número total de litros que hay que embotellar.</text:span></text:p>
        </text:list-item>
      </text:list>
      <text:p text:style-name="P3"/>
      <text:p text:style-name="P11">3. Utilizando la técnica de la modelización de las entradas, crear caracterizaciones basadas en la funcionalidad, y sus particiones en bloques.</text:p>
      <text:p text:style-name="P17">Caracterización q1 = “Cantidad de botellas que hay y <text:s/>total de litros que hay que embotellar”.</text:p>
      <text:list xml:id="list1969614423062931538" text:style-name="L5">
        <text:list-item>
          <text:p text:style-name="P18">Bloque b1 = “Más botellas pequeñas que grandes y total de litros <text:span text:style-name="T16">inferior o igual </text:span>a la capacidad”.</text:p>
        </text:list-item>
        <text:list-item>
          <text:p text:style-name="P19">Bloque b2 = “Más botellas pequeñas que grandes y total de litros <text:span text:style-name="T16">superior</text:span> a la capacidad”.</text:p>
        </text:list-item>
        <text:list-item>
          <text:p text:style-name="P20">Bloque b3 = “Mismo número de botellas pequeñas que grandes y total de litros inferior <text:span text:style-name="T17">o igual </text:span>a la capacidad”.</text:p>
        </text:list-item>
        <text:list-item>
          <text:p text:style-name="P20">Bloque b4 = “Mismo número de botellas pequeñas que grandes y total de litros superior a la capacidad”.</text:p>
        </text:list-item>
        <text:list-item>
          <text:p text:style-name="P20">Bloque b5 = “Más botellas grandes que pequeñas y total de litros inferior <text:span text:style-name="T17">o igual </text:span>a la capacidad”.</text:p>
        </text:list-item>
        <text:list-item>
          <text:p text:style-name="P20">Bloque b6 = “Más botellas grandes que pequeñas y total de litros superior a la capacidad”.</text:p>
        </text:list-item>
        <text:list-item>
          <text:p text:style-name="P21">Bloque b7 = “Cantidad de botellas/total de litros inválidos”.</text:p>
        </text:list-item>
      </text:list>
      <text:p text:style-name="P12"/>
      <text:p text:style-name="P24">4. Elegir valores adecuados de cada bloque según diferentes criterios de cobertura. Prestad atención a los casos frontera que pueda haber en cada caso a la hora de elegir valores concretos para los tests.</text:p>
      <text:p text:style-name="P14">Criterio Each Choice Coverage (ECC) <text:span text:style-name="T2">→ elegimos un valor de cada bloque (procurando elegir valores frontera)</text:span></text:p>
      <text:list xml:id="list6363153683166516827" text:style-name="L2">
        <text:list-item>
          <text:p text:style-name="P13"><text:span text:style-name="T2">Para el bloque b1 → </text:span><text:span text:style-name="T7">7</text:span><text:span text:style-name="T5">, 4, 25 (por ejemplo).</text:span></text:p>
        </text:list-item>
        <text:list-item>
          <text:p text:style-name="P13"><text:span text:style-name="T2">Para el bloque b2 → </text:span><text:span text:style-name="T7">7</text:span><text:span text:style-name="T6">, 4, 2</text:span><text:span text:style-name="T7">8</text:span><text:span text:style-name="T6"> (por ejemplo).</text:span></text:p>
        </text:list-item>
        <text:list-item>
          <text:p text:style-name="P15"><text:span text:style-name="T2">Para el bloque b3 </text:span><text:span text:style-name="T3">→ </text:span><text:span text:style-name="T6">3, 3, 18 (por ejemplo).</text:span></text:p>
        </text:list-item>
        <text:list-item>
          <text:p text:style-name="P16"><text:span text:style-name="T4">Para el bloque b4 </text:span><text:span text:style-name="T3">→</text:span><text:span text:style-name="T6"> 3, 3, 19 (por ejemplo).</text:span></text:p>
        </text:list-item>
        <text:list-item>
          <text:p text:style-name="P22"><text:soft-page-break/><text:span text:style-name="T3">P</text:span><text:span text:style-name="T2">ara el bloque b5 </text:span><text:span text:style-name="T3">→ </text:span><text:span text:style-name="T6">1, 2, 1</text:span><text:span text:style-name="T8">0</text:span><text:span text:style-name="T6"> (por ejemplo). </text:span></text:p>
        </text:list-item>
        <text:list-item>
          <text:p text:style-name="P23"><text:span text:style-name="T3">P</text:span><text:span text:style-name="T2">ara el bloque b6 </text:span><text:span text:style-name="T3">→ </text:span><text:span text:style-name="T2">1, 2, 1</text:span><text:span text:style-name="T8">2</text:span><text:span text:style-name="T2"> (por ejemplo).</text:span></text:p>
        </text:list-item>
        <text:list-item>
          <text:p text:style-name="P23"><text:span text:style-name="T3">P</text:span><text:span text:style-name="T2">ara el bloque b7 </text:span><text:span text:style-name="T3">→ -</text:span><text:span text:style-name="T2">3, -2, -1 (por ejemplo).</text:span></text:p>
        </text:list-item>
      </text:list>
      <text:p text:style-name="P4"/>
      <text:p text:style-name="P8">5. Escribir el código de pruebas con J<text:span text:style-name="T9">U</text:span>nit.</text:p>
      <text:p text:style-name="P2">Código de pruebas con J<text:span text:style-name="T10">U</text:span>nit en el fichero “<text:span text:style-name="T11">Embotelladora</text:span>Test.java”.</text:p>
      <text:p text:style-name="P2"/>
      <text:p text:style-name="P8">6. Escribir el código del SUT.</text:p>
      <text:p text:style-name="P2">Código <text:span text:style-name="T1">del SUT en el fichero “Embotelladora.java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01:47.047484164</meta:creation-date>
    <dc:date>2018-11-18T17:33:31.023155394</dc:date>
    <meta:editing-duration>PT36M1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377" meta:character-count="2070" meta:non-whitespace-character-count="1738"/>
  </office:meta>
</office:document-meta>
</file>